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 fo:break-before="page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1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Text_20_body" style:list-style-name="L1">
      <style:paragraph-properties fo:line-height="150%" fo:text-align="justify" style:justify-single-word="false"/>
    </style:style>
    <style:style style:name="P8" style:family="paragraph" style:parent-style-name="Text_20_body" style:list-style-name="L1">
      <style:paragraph-properties fo:line-height="150%" fo:text-align="justify" style:justify-single-word="false"/>
    </style:style>
    <style:style style:name="P9" style:family="paragraph" style:parent-style-name="Text_20_body" style:list-style-name="L1">
      <style:paragraph-properties fo:line-height="150%" fo:text-align="justify" style:justify-single-word="false"/>
    </style:style>
    <style:style style:name="P10" style:family="paragraph" style:parent-style-name="Text_20_body" style:list-style-name="L1">
      <style:paragraph-properties fo:line-height="150%" fo:text-align="justify" style:justify-single-word="false"/>
    </style:style>
    <style:style style:name="P11" style:family="paragraph" style:parent-style-name="Text_20_body" style:list-style-name="L1">
      <style:paragraph-properties fo:line-height="150%" fo:text-align="justify" style:justify-single-word="false"/>
    </style:style>
    <style:style style:name="P12" style:family="paragraph" style:parent-style-name="Text_20_body" style:list-style-name="L1">
      <style:paragraph-properties fo:line-height="150%" fo:text-align="justify" style:justify-single-word="false"/>
    </style:style>
    <style:style style:name="P13" style:family="paragraph" style:parent-style-name="Text_20_body" style:list-style-name="L1">
      <style:paragraph-properties fo:line-height="150%"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Identificação do Projeto de Monografia</text:h>
      <text:p text:style-name="P6"/>
      <text:list text:style-name="L1">
        <text:list-item>
          <text:p text:style-name="P7">Título:</text:p>
        </text:list-item>
        <text:list-item>
          <text:p text:style-name="P7">Autor: Dante Siqueira Regis</text:p>
        </text:list-item>
        <text:list-item>
          <text:p text:style-name="P7">Orientador:</text:p>
        </text:list-item>
        <text:list-item>
          <text:p text:style-name="P7">Co-orientador</text:p>
        </text:list-item>
        <text:list-item>
          <text:p text:style-name="P7">Área de Concentração: Direito Processual</text:p>
        </text:list-item>
        <text:list-item>
          <text:p text:style-name="P7">Linha de Pesquisa: </text:p>
        </text:list-item>
        <text:list-item>
          <text:p text:style-name="P7">Duração:</text:p>
        </text:list-item>
      </text:list>
      <text:p text:style-name="P6"/>
      <text:p text:style-name="P6"/>
      <text:h text:style-name="P3" text:outline-level="1" text:is-list-header="true">Tema</text:h>
      <text:p text:style-name="P6">A validade jurídica das peças processuais não assinadas por certificado digital no processo judicial virtual.</text:p>
      <text:p text:style-name="P6"/>
      <text:h text:style-name="P5" text:outline-level="1">Delimitação do tema</text:h>
      <text:p text:style-name="P6">A validade jurídica das peças processuais não assinadas digitalmente, sua volatilidade e a necessidade de ratificação de seu conteúdo.</text:p>
      <text:p text:style-name="P6"/>
      <text:h text:style-name="P4" text:outline-level="1">Formulação do Problema</text:h>
      <text:h text:style-name="P1" text:outline-level="2">Problema</text:h>
      <text:p text:style-name="P6">Tem validade a peça juntada ao processo através de meio digital de armazenamento de dados quando não for assinado digitalmente pelo remetente?</text:p>
      <text:h text:style-name="Heading_20_2" text:outline-level="2">Sub-problema</text:h>
      <text:p text:style-name="P6">Admitindo-se a validade das peças digitais não assinadas por certificado digital, seu conteúdo pode ser contestado pela própria parte, pela parte adversa ou por terceiros?</text:p>
      <text:p text:style-name="P6"/>
      <text:p text:style-name="P6">Objetivos</text:p>
      <text:p text:style-name="P6">Objetivo Geral</text:p>
      <text:p text:style-name="P6">Objetivos Específico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te Regis</meta:initial-creator>
    <meta:creation-date>2008-06-17T21:05:25</meta:creation-date>
    <dc:creator>Dante Regis</dc:creator>
    <dc:date>2008-06-19T23:39:52</dc:date>
    <meta:editing-cycles>9</meta:editing-cycles>
    <meta:editing-duration>PT15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0" meta:word-count="119" meta:character-count="828"/>
  </office:meta>
</office:document-meta>
</file>